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QC-802">
            <text:p>QC-802</text:p>
          </table:table-cell>
          <table:table-cell office:value-type="float" office:value="34.7">
            <text:p>34.7</text:p>
          </table:table-cell>
          <table:table-cell office:value-type="float" office:value="-77.1">
            <text:p>-77.1</text:p>
          </table:table-cell>
          <table:table-cell office:value-type="float" office:value="1735.0">
            <text:p>1735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27">
            <text:p>-1.27</text:p>
          </table:table-cell>
          <table:table-cell office:value-type="float" office:value="0.5811">
            <text:p>0.5811</text:p>
          </table:table-cell>
          <table:table-cell office:value-type="float" office:value="0.5811">
            <text:p>0.5811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GX-2965">
            <text:p>GX-2965</text:p>
          </table:table-cell>
          <table:table-cell office:value-type="float" office:value="33.59">
            <text:p>33.59</text:p>
          </table:table-cell>
          <table:table-cell office:value-type="float" office:value="-77.88">
            <text:p>-77.88</text:p>
          </table:table-cell>
          <table:table-cell office:value-type="float" office:value="10000.0">
            <text:p>10000.0</text:p>
          </table:table-cell>
          <table:table-cell office:value-type="float" office:value="300.0">
            <text:p>300.0</text:p>
          </table:table-cell>
          <table:table-cell office:value-type="string" office:value="Undiff peat">
            <text:p>Undiff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4.6399">
            <text:p>-24.6399</text:p>
          </table:table-cell>
          <table:table-cell office:value-type="float" office:value="0.5101">
            <text:p>0.5101</text:p>
          </table:table-cell>
          <table:table-cell office:value-type="float" office:value="0.5101">
            <text:p>0.5101</text:p>
          </table:table-cell>
          <table:table-cell office:value-type="string" office:value="FieldEtal1979,EngelhartHorton2012">
            <text:p>FieldEtal1979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QC793A">
            <text:p>QC793A</text:p>
          </table:table-cell>
          <table:table-cell office:value-type="float" office:value="34.1">
            <text:p>34.1</text:p>
          </table:table-cell>
          <table:table-cell office:value-type="float" office:value="-78.0">
            <text:p>-78.0</text:p>
          </table:table-cell>
          <table:table-cell office:value-type="float" office:value="3390.0">
            <text:p>3390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025">
            <text:p>-3.025</text:p>
          </table:table-cell>
          <table:table-cell office:value-type="float" office:value="0.5888">
            <text:p>0.5888</text:p>
          </table:table-cell>
          <table:table-cell office:value-type="float" office:value="0.5888">
            <text:p>0.5888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OSL">
            <text:p>OSL</text:p>
          </table:table-cell>
          <table:table-cell office:value-type="string" office:value="cr-08-gp1b">
            <text:p>cr-08-gp1b</text:p>
          </table:table-cell>
          <table:table-cell office:value-type="float" office:value="34.729">
            <text:p>34.729</text:p>
          </table:table-cell>
          <table:table-cell office:value-type="float" office:value="-76.861">
            <text:p>-76.861</text:p>
          </table:table-cell>
          <table:table-cell office:value-type="float" office:value="50400.0">
            <text:p>50400.0</text:p>
          </table:table-cell>
          <table:table-cell office:value-type="float" office:value="3800.0">
            <text:p>3800.0</text:p>
          </table:table-cell>
          <table:table-cell office:value-type="string" office:value="Quartz sand">
            <text:p>Quartz 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6">
            <text:p>3.6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Best2010,ParhamEtal2013,PicoEtal2017">
            <text:p>Best2010,ParhamEtal2013,PicoEtal2017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QC-801">
            <text:p>QC-801</text:p>
          </table:table-cell>
          <table:table-cell office:value-type="float" office:value="34.7">
            <text:p>34.7</text:p>
          </table:table-cell>
          <table:table-cell office:value-type="float" office:value="-77.1">
            <text:p>-77.1</text:p>
          </table:table-cell>
          <table:table-cell office:value-type="float" office:value="1180.0">
            <text:p>1180.0</text:p>
          </table:table-cell>
          <table:table-cell office:value-type="float" office:value="190.0">
            <text:p>19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7">
            <text:p>-0.77</text:p>
          </table:table-cell>
          <table:table-cell office:value-type="float" office:value="0.5809">
            <text:p>0.5809</text:p>
          </table:table-cell>
          <table:table-cell office:value-type="float" office:value="0.5809">
            <text:p>0.5809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9676">
            <text:p>OS-59676</text:p>
          </table:table-cell>
          <table:table-cell office:value-type="float" office:value="34.97">
            <text:p>34.97</text:p>
          </table:table-cell>
          <table:table-cell office:value-type="float" office:value="-76.38">
            <text:p>-76.38</text:p>
          </table:table-cell>
          <table:table-cell office:value-type="float" office:value="915.0">
            <text:p>915.0</text:p>
          </table:table-cell>
          <table:table-cell office:value-type="float" office:value="35.0">
            <text:p>3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665">
            <text:p>-0.665</text:p>
          </table:table-cell>
          <table:table-cell office:value-type="float" office:value="0.1994">
            <text:p>0.1994</text:p>
          </table:table-cell>
          <table:table-cell office:value-type="float" office:value="0.1994">
            <text:p>0.1994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QC-797">
            <text:p>QC-797</text:p>
          </table:table-cell>
          <table:table-cell office:value-type="float" office:value="34.1">
            <text:p>34.1</text:p>
          </table:table-cell>
          <table:table-cell office:value-type="float" office:value="-78.0">
            <text:p>-78.0</text:p>
          </table:table-cell>
          <table:table-cell office:value-type="float" office:value="5675.0">
            <text:p>5675.0</text:p>
          </table:table-cell>
          <table:table-cell office:value-type="float" office:value="250.0">
            <text:p>25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8.025">
            <text:p>-8.025</text:p>
          </table:table-cell>
          <table:table-cell office:value-type="float" office:value="0.5994">
            <text:p>0.5994</text:p>
          </table:table-cell>
          <table:table-cell office:value-type="float" office:value="0.5994">
            <text:p>0.5994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QC-799">
            <text:p>QC-799</text:p>
          </table:table-cell>
          <table:table-cell office:value-type="float" office:value="34.1">
            <text:p>34.1</text:p>
          </table:table-cell>
          <table:table-cell office:value-type="float" office:value="-78.0">
            <text:p>-78.0</text:p>
          </table:table-cell>
          <table:table-cell office:value-type="float" office:value="1385.0">
            <text:p>1385.0</text:p>
          </table:table-cell>
          <table:table-cell office:value-type="float" office:value="130.0">
            <text:p>1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25">
            <text:p>-0.925</text:p>
          </table:table-cell>
          <table:table-cell office:value-type="float" office:value="0.5881">
            <text:p>0.5881</text:p>
          </table:table-cell>
          <table:table-cell office:value-type="float" office:value="0.5881">
            <text:p>0.5881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OSL">
            <text:p>OSL</text:p>
          </table:table-cell>
          <table:table-cell office:value-type="string" office:value="FS181">
            <text:p>FS181</text:p>
          </table:table-cell>
          <table:table-cell office:value-type="float" office:value="35.609">
            <text:p>35.609</text:p>
          </table:table-cell>
          <table:table-cell office:value-type="float" office:value="-77.217">
            <text:p>-77.217</text:p>
          </table:table-cell>
          <table:table-cell office:value-type="float" office:value="35800.0">
            <text:p>35800.0</text:p>
          </table:table-cell>
          <table:table-cell office:value-type="float" office:value="6100.0">
            <text:p>6100.0</text:p>
          </table:table-cell>
          <table:table-cell office:value-type="string" office:value="terrestrial">
            <text:p>terrestrial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9.3">
            <text:p>9.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Moore2009,ParhamEtal2013,PicoEtal2017">
            <text:p>Moore2009,ParhamEtal2013,PicoEtal2017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OSL">
            <text:p>OSL</text:p>
          </table:table-cell>
          <table:table-cell office:value-type="string" office:value="GH18-01">
            <text:p>GH18-01</text:p>
          </table:table-cell>
          <table:table-cell office:value-type="float" office:value="35.62">
            <text:p>35.62</text:p>
          </table:table-cell>
          <table:table-cell office:value-type="float" office:value="-76.357">
            <text:p>-76.357</text:p>
          </table:table-cell>
          <table:table-cell office:value-type="float" office:value="76900.0">
            <text:p>76900.0</text:p>
          </table:table-cell>
          <table:table-cell office:value-type="float" office:value="7100.0">
            <text:p>7100.0</text:p>
          </table:table-cell>
          <table:table-cell office:value-type="string" office:value="Sand">
            <text:p>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4">
            <text:p>-3.4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arhamEtal2013,PicoEtal2017">
            <text:p>ParhamEtal2013,PicoEtal2017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Southern_North_Carolina-1">
            <text:p>Southern_North_Carolina-1</text:p>
          </table:table-cell>
          <table:table-cell office:value-type="float" office:value="34.8">
            <text:p>34.8</text:p>
          </table:table-cell>
          <table:table-cell office:value-type="float" office:value="-76.49">
            <text:p>-76.49</text:p>
          </table:table-cell>
          <table:table-cell office:value-type="float" office:value="701.0">
            <text:p>701.0</text:p>
          </table:table-cell>
          <table:table-cell office:value-type="float" office:value="230.0">
            <text:p>2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725">
            <text:p>-0.725</text:p>
          </table:table-cell>
          <table:table-cell office:value-type="float" office:value="0.2495">
            <text:p>0.2495</text:p>
          </table:table-cell>
          <table:table-cell office:value-type="float" office:value="0.2495">
            <text:p>0.2495</text:p>
          </table:table-cell>
          <table:table-cell office:value-type="string" office:value="SpaurSnyder1999,EngelhartHorton2012">
            <text:p>SpaurSnyder1999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Southern_North_Carolina-2">
            <text:p>Southern_North_Carolina-2</text:p>
          </table:table-cell>
          <table:table-cell office:value-type="float" office:value="34.8">
            <text:p>34.8</text:p>
          </table:table-cell>
          <table:table-cell office:value-type="float" office:value="-76.49">
            <text:p>-76.49</text:p>
          </table:table-cell>
          <table:table-cell office:value-type="float" office:value="2130.0">
            <text:p>2130.0</text:p>
          </table:table-cell>
          <table:table-cell office:value-type="float" office:value="161.0">
            <text:p>161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91">
            <text:p>-1.91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SpaurSnyder1999,EngelhartHorton2012">
            <text:p>SpaurSnyder1999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Southern_North_Carolina-3">
            <text:p>Southern_North_Carolina-3</text:p>
          </table:table-cell>
          <table:table-cell office:value-type="float" office:value="34.8">
            <text:p>34.8</text:p>
          </table:table-cell>
          <table:table-cell office:value-type="float" office:value="-76.49">
            <text:p>-76.49</text:p>
          </table:table-cell>
          <table:table-cell office:value-type="float" office:value="3330.0">
            <text:p>3330.0</text:p>
          </table:table-cell>
          <table:table-cell office:value-type="float" office:value="263.0">
            <text:p>263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.0115">
            <text:p>-2.0115</text:p>
          </table:table-cell>
          <table:table-cell office:value-type="float" office:value="0.1885">
            <text:p>0.1885</text:p>
          </table:table-cell>
          <table:table-cell office:value-type="float" office:value="0.1885">
            <text:p>0.1885</text:p>
          </table:table-cell>
          <table:table-cell office:value-type="string" office:value="SpaurSnyder1999,EngelhartHorton2012">
            <text:p>SpaurSnyder1999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Southern_North_Carolina-4">
            <text:p>Southern_North_Carolina-4</text:p>
          </table:table-cell>
          <table:table-cell office:value-type="float" office:value="34.8">
            <text:p>34.8</text:p>
          </table:table-cell>
          <table:table-cell office:value-type="float" office:value="-76.49">
            <text:p>-76.49</text:p>
          </table:table-cell>
          <table:table-cell office:value-type="float" office:value="5710.0">
            <text:p>5710.0</text:p>
          </table:table-cell>
          <table:table-cell office:value-type="float" office:value="142.0">
            <text:p>142.0</text:p>
          </table:table-cell>
          <table:table-cell office:value-type="string" office:value="Fresh peat">
            <text:p>Fresh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2.431">
            <text:p>-2.431</text:p>
          </table:table-cell>
          <table:table-cell office:value-type="float" office:value="0.189">
            <text:p>0.189</text:p>
          </table:table-cell>
          <table:table-cell office:value-type="float" office:value="0.189">
            <text:p>0.189</text:p>
          </table:table-cell>
          <table:table-cell office:value-type="string" office:value="SpaurSnyder1999,EngelhartHorton2012">
            <text:p>SpaurSnyder1999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66999">
            <text:p>OS-66999</text:p>
          </table:table-cell>
          <table:table-cell office:value-type="float" office:value="34.97">
            <text:p>34.97</text:p>
          </table:table-cell>
          <table:table-cell office:value-type="float" office:value="-76.38">
            <text:p>-76.38</text:p>
          </table:table-cell>
          <table:table-cell office:value-type="float" office:value="535.0">
            <text:p>535.0</text:p>
          </table:table-cell>
          <table:table-cell office:value-type="float" office:value="35.0">
            <text:p>3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8">
            <text:p>-0.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66916">
            <text:p>OS-66916</text:p>
          </table:table-cell>
          <table:table-cell office:value-type="float" office:value="34.97">
            <text:p>34.97</text:p>
          </table:table-cell>
          <table:table-cell office:value-type="float" office:value="-76.38">
            <text:p>-76.38</text:p>
          </table:table-cell>
          <table:table-cell office:value-type="float" office:value="860.0">
            <text:p>860.0</text:p>
          </table:table-cell>
          <table:table-cell office:value-type="float" office:value="30.0">
            <text:p>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4">
            <text:p>-1.0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66915">
            <text:p>OS-66915</text:p>
          </table:table-cell>
          <table:table-cell office:value-type="float" office:value="34.97">
            <text:p>34.97</text:p>
          </table:table-cell>
          <table:table-cell office:value-type="float" office:value="-76.38">
            <text:p>-76.38</text:p>
          </table:table-cell>
          <table:table-cell office:value-type="float" office:value="185.0">
            <text:p>185.0</text:p>
          </table:table-cell>
          <table:table-cell office:value-type="float" office:value="30.0">
            <text:p>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55">
            <text:p>-0.5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66917">
            <text:p>OS-66917</text:p>
          </table:table-cell>
          <table:table-cell office:value-type="float" office:value="34.97">
            <text:p>34.97</text:p>
          </table:table-cell>
          <table:table-cell office:value-type="float" office:value="-76.38">
            <text:p>-76.38</text:p>
          </table:table-cell>
          <table:table-cell office:value-type="float" office:value="960.0">
            <text:p>960.0</text:p>
          </table:table-cell>
          <table:table-cell office:value-type="float" office:value="30.0">
            <text:p>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9697">
            <text:p>OS-59697</text:p>
          </table:table-cell>
          <table:table-cell office:value-type="float" office:value="34.97">
            <text:p>34.97</text:p>
          </table:table-cell>
          <table:table-cell office:value-type="float" office:value="-76.38">
            <text:p>-76.38</text:p>
          </table:table-cell>
          <table:table-cell office:value-type="float" office:value="1650.0">
            <text:p>1650.0</text:p>
          </table:table-cell>
          <table:table-cell office:value-type="float" office:value="35.0">
            <text:p>3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185">
            <text:p>-1.185</text:p>
          </table:table-cell>
          <table:table-cell office:value-type="float" office:value="0.1994">
            <text:p>0.1994</text:p>
          </table:table-cell>
          <table:table-cell office:value-type="float" office:value="0.1994">
            <text:p>0.1994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OSL">
            <text:p>OSL</text:p>
          </table:table-cell>
          <table:table-cell office:value-type="string" office:value="KNL02">
            <text:p>KNL02</text:p>
          </table:table-cell>
          <table:table-cell office:value-type="float" office:value="35.022">
            <text:p>35.022</text:p>
          </table:table-cell>
          <table:table-cell office:value-type="float" office:value="-76.898">
            <text:p>-76.898</text:p>
          </table:table-cell>
          <table:table-cell office:value-type="float" office:value="41800.0">
            <text:p>41800.0</text:p>
          </table:table-cell>
          <table:table-cell office:value-type="float" office:value="3200.0">
            <text:p>3200.0</text:p>
          </table:table-cell>
          <table:table-cell office:value-type="string" office:value="Sand">
            <text:p>Sand</text:p>
          </table:table-cell>
          <table:table-cell office:value-type="string" office:value="OSL">
            <text:p>OS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5">
            <text:p>5.5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ParhamEtal2013,PicoEtal2017">
            <text:p>ParhamEtal2013,PicoEtal2017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9677">
            <text:p>OS-59677</text:p>
          </table:table-cell>
          <table:table-cell office:value-type="float" office:value="34.97">
            <text:p>34.97</text:p>
          </table:table-cell>
          <table:table-cell office:value-type="float" office:value="-76.38">
            <text:p>-76.38</text:p>
          </table:table-cell>
          <table:table-cell office:value-type="float" office:value="350.0">
            <text:p>350.0</text:p>
          </table:table-cell>
          <table:table-cell office:value-type="float" office:value="30.0">
            <text:p>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355">
            <text:p>-0.355</text:p>
          </table:table-cell>
          <table:table-cell office:value-type="float" office:value="0.1994">
            <text:p>0.1994</text:p>
          </table:table-cell>
          <table:table-cell office:value-type="float" office:value="0.1994">
            <text:p>0.1994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3604">
            <text:p>OS-53604</text:p>
          </table:table-cell>
          <table:table-cell office:value-type="float" office:value="34.9">
            <text:p>34.9</text:p>
          </table:table-cell>
          <table:table-cell office:value-type="float" office:value="-76.26">
            <text:p>-76.26</text:p>
          </table:table-cell>
          <table:table-cell office:value-type="float" office:value="1670.0">
            <text:p>1670.0</text:p>
          </table:table-cell>
          <table:table-cell office:value-type="float" office:value="30.0">
            <text:p>30.0</text:p>
          </table:table-cell>
          <table:table-cell office:value-type="string" office:value="Elphidium">
            <text:p>Elphidium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.9059">
            <text:p>-2.9059</text:p>
          </table:table-cell>
          <table:table-cell office:value-type="float" office:value="0.5099">
            <text:p>0.5099</text:p>
          </table:table-cell>
          <table:table-cell office:value-type="float" office:value="0.5099">
            <text:p>0.5099</text:p>
          </table:table-cell>
          <table:table-cell office:value-type="string" office:value="CulverEtal2007,EngelhartHorton2012">
            <text:p>CulverEtal2007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4866">
            <text:p>OS-54866</text:p>
          </table:table-cell>
          <table:table-cell office:value-type="float" office:value="34.98">
            <text:p>34.98</text:p>
          </table:table-cell>
          <table:table-cell office:value-type="float" office:value="-76.2">
            <text:p>-76.2</text:p>
          </table:table-cell>
          <table:table-cell office:value-type="float" office:value="835.0">
            <text:p>835.0</text:p>
          </table:table-cell>
          <table:table-cell office:value-type="float" office:value="30.0">
            <text:p>30.0</text:p>
          </table:table-cell>
          <table:table-cell office:value-type="string" office:value="Argopecten">
            <text:p>Argopecten</text:p>
          </table:table-cell>
          <table:table-cell office:value-type="string" office:value="marine">
            <text:p>marine</text:p>
          </table:table-cell>
          <table:table-cell office:value-type="float" office:value="-119.0">
            <text:p>-119.0</text:p>
          </table:table-cell>
          <table:table-cell office:value-type="float" office:value="132.0">
            <text:p>132.0</text:p>
          </table:table-cell>
          <table:table-cell office:value-type="float" office:value="-1.0">
            <text:p>-1.0</text:p>
          </table:table-cell>
          <table:table-cell office:value-type="float" office:value="-2.2478">
            <text:p>-2.2478</text:p>
          </table:table-cell>
          <table:table-cell office:value-type="float" office:value="0.1118">
            <text:p>0.1118</text:p>
          </table:table-cell>
          <table:table-cell office:value-type="float" office:value="0.1118">
            <text:p>0.1118</text:p>
          </table:table-cell>
          <table:table-cell office:value-type="string" office:value="HortonEtal2009,EngelhartHorton2012">
            <text:p>HortonEtal2009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9675">
            <text:p>OS-59675</text:p>
          </table:table-cell>
          <table:table-cell office:value-type="float" office:value="34.97">
            <text:p>34.97</text:p>
          </table:table-cell>
          <table:table-cell office:value-type="float" office:value="-76.38">
            <text:p>-76.38</text:p>
          </table:table-cell>
          <table:table-cell office:value-type="float" office:value="1350.0">
            <text:p>1350.0</text:p>
          </table:table-cell>
          <table:table-cell office:value-type="float" office:value="30.0">
            <text:p>3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965">
            <text:p>-0.965</text:p>
          </table:table-cell>
          <table:table-cell office:value-type="float" office:value="0.1994">
            <text:p>0.1994</text:p>
          </table:table-cell>
          <table:table-cell office:value-type="float" office:value="0.1994">
            <text:p>0.1994</text:p>
          </table:table-cell>
          <table:table-cell office:value-type="string" office:value="Kemp2009,EngelhartHorton2012">
            <text:p>Kemp2009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QC-793B">
            <text:p>QC-793B</text:p>
          </table:table-cell>
          <table:table-cell office:value-type="float" office:value="34.1">
            <text:p>34.1</text:p>
          </table:table-cell>
          <table:table-cell office:value-type="float" office:value="-78.0">
            <text:p>-78.0</text:p>
          </table:table-cell>
          <table:table-cell office:value-type="float" office:value="3395.0">
            <text:p>3395.0</text:p>
          </table:table-cell>
          <table:table-cell office:value-type="float" office:value="110.0">
            <text:p>110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.425">
            <text:p>-3.425</text:p>
          </table:table-cell>
          <table:table-cell office:value-type="float" office:value="0.5995">
            <text:p>0.5995</text:p>
          </table:table-cell>
          <table:table-cell office:value-type="float" office:value="0.5995">
            <text:p>0.5995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QC-794">
            <text:p>QC-794</text:p>
          </table:table-cell>
          <table:table-cell office:value-type="float" office:value="34.1">
            <text:p>34.1</text:p>
          </table:table-cell>
          <table:table-cell office:value-type="float" office:value="-78.0">
            <text:p>-78.0</text:p>
          </table:table-cell>
          <table:table-cell office:value-type="float" office:value="3600.0">
            <text:p>3600.0</text:p>
          </table:table-cell>
          <table:table-cell office:value-type="float" office:value="115.0">
            <text:p>11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4.225">
            <text:p>-4.22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QC-796">
            <text:p>QC-796</text:p>
          </table:table-cell>
          <table:table-cell office:value-type="float" office:value="34.1">
            <text:p>34.1</text:p>
          </table:table-cell>
          <table:table-cell office:value-type="float" office:value="-78.0">
            <text:p>-78.0</text:p>
          </table:table-cell>
          <table:table-cell office:value-type="float" office:value="3870.0">
            <text:p>3870.0</text:p>
          </table:table-cell>
          <table:table-cell office:value-type="float" office:value="175.0">
            <text:p>17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5.525">
            <text:p>-5.525</text:p>
          </table:table-cell>
          <table:table-cell office:value-type="float" office:value="0.6335">
            <text:p>0.6335</text:p>
          </table:table-cell>
          <table:table-cell office:value-type="float" office:value="0.6335">
            <text:p>0.6335</text:p>
          </table:table-cell>
          <table:table-cell office:value-type="string" office:value="CinquemaniEtal1982,EngelhartHorton2012">
            <text:p>CinquemaniEtal1982,EngelhartHorton2012</text:p>
          </table:table-cell>
        </table:table-row>
        <table:table-row>
          <table:table-cell office:value-type="string" office:value="Southern_North_Carolina">
            <text:p>Southern_North_Carolina</text:p>
          </table:table-cell>
          <table:table-cell office:value-type="string" office:value="radiocarbon">
            <text:p>radiocarbon</text:p>
          </table:table-cell>
          <table:table-cell office:value-type="string" office:value="OS-59728">
            <text:p>OS-59728</text:p>
          </table:table-cell>
          <table:table-cell office:value-type="float" office:value="34.97">
            <text:p>34.97</text:p>
          </table:table-cell>
          <table:table-cell office:value-type="float" office:value="-76.38">
            <text:p>-76.38</text:p>
          </table:table-cell>
          <table:table-cell office:value-type="float" office:value="385.0">
            <text:p>385.0</text:p>
          </table:table-cell>
          <table:table-cell office:value-type="float" office:value="35.0">
            <text:p>35.0</text:p>
          </table:table-cell>
          <table:table-cell office:value-type="string" office:value="Salt peat">
            <text:p>Salt 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465">
            <text:p>-0.465</text:p>
          </table:table-cell>
          <table:table-cell office:value-type="float" office:value="0.1994">
            <text:p>0.1994</text:p>
          </table:table-cell>
          <table:table-cell office:value-type="float" office:value="0.1994">
            <text:p>0.1994</text:p>
          </table:table-cell>
          <table:table-cell office:value-type="string" office:value="Kemp2009,EngelhartHorton2012">
            <text:p>Kemp2009,EngelhartHorton20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